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9156" officeooo:paragraph-rsid="0012979d"/>
    </style:style>
    <style:style style:name="P2" style:family="paragraph" style:parent-style-name="Standard" style:list-style-name="L1">
      <style:text-properties officeooo:rsid="00129156" officeooo:paragraph-rsid="0012979d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29156" officeooo:paragraph-rsid="00132fd3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29156" officeooo:paragraph-rsid="0013f928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officeooo:rsid="0012979d"/>
    </style:style>
    <style:style style:name="T2" style:family="text">
      <style:text-properties style:font-name="Courier New1" officeooo:rsid="0012979d"/>
    </style:style>
    <style:style style:name="T3" style:family="text">
      <style:text-properties fo:font-style="italic" officeooo:rsid="0012979d" style:font-style-asian="italic" style:font-style-complex="italic"/>
    </style:style>
    <style:style style:name="T4" style:family="text">
      <style:text-properties officeooo:rsid="00132fd3"/>
    </style:style>
    <style:style style:name="T5" style:family="text">
      <style:text-properties officeooo:rsid="0013f928"/>
    </style:style>
    <style:style style:name="T6" style:family="text">
      <style:text-properties officeooo:rsid="00167ce4"/>
    </style:style>
    <style:style style:name="T7" style:family="text">
      <style:text-properties officeooo:rsid="001802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Sistemas Operacionais 2</text:span></text:p>
      <text:p text:style-name="P4"><text:span text:style-name="T5">Professor Gabriel Fedel</text:span></text:p>
      <text:p text:style-name="P4"><text:span text:style-name="T5">Murilo Fujita –</text:span><text:span text:style-name="T6"> 0040481221007 – ADS Matutino – 3º período</text:span></text:p>
      <text:p text:style-name="P4"><text:span text:style-name="T5">Trabalho Não-Obrigatório: Git – Data: 26/08/2013</text:span></text:p>
      <text:p text:style-name="P1"><text:span text:style-name="T1"></text:span></text:p>
      <text:h text:style-name="Heading_20_1" text:outline-level="1"><text:span text:style-name="T1">O que é GIT? [1]</text:span></text:h>
      <text:p text:style-name="Text_20_body"><text:span text:style-name="T1"/></text:p>
      <text:p text:style-name="P1"><text:span text:style-name="T1"><text:tab/>É um sistema de controle de versão distribuído e um sistema de gerenciamento de código fonte, com ênfase em velocidade. É um software livre, distribuído sob os termos da versão 2 da GNU </text:span><text:span text:style-name="T3">General Public License</text:span><text:span text:style-name="T1">.</text:span></text:p>
      <text:p text:style-name="P1"><text:span text:style-name="T1"><text:tab/>Foi projetado por Linux Torvalds <text:s/>para o desenvolvimento do kernel Linux, mas foi adotado por muitos outros projetos.</text:span></text:p>
      <text:p text:style-name="P1"><text:span text:style-name="T1"></text:span></text:p>
      <text:h text:style-name="Heading_20_1" text:outline-level="1"><text:span text:style-name="T1">Como instalar? [2]</text:span></text:h>
      <text:p text:style-name="Text_20_body"><text:span text:style-name="T1"/></text:p>
      <text:p text:style-name="P1"><text:span text:style-name="T1"><text:tab/>O Git depende das seguintes bibliotecas: curl, zlib, openssl, expat e libiconv.</text:span></text:p>
      <text:p text:style-name="P1"><text:span text:style-name="T1"></text:span></text:p>
      <text:p text:style-name="P1"><text:span text:style-name="T1"><text:tab/>Para sistemas como Fedora, estas dependências são instaladas através do comando:</text:span></text:p>
      <text:p text:style-name="CommandLine"><text:span text:style-name="T1">$ yum install curl-devel expat-devel gettext-devel openssl-devel zlib-devel</text:span></text:p>
      <text:p text:style-name="P1"><text:span text:style-name="T1"></text:span></text:p>
      <text:p text:style-name="P1"><text:span text:style-name="T1"><text:tab/>Para sistemas baseados em Debian, usa-se:</text:span></text:p>
      <text:p text:style-name="CommandLine"><text:span text:style-name="T1">$ apt-get install libcurl4-gnutls-dev libexpat1-dev gettext libz-dev libssl-dev</text:span></text:p>
      <text:p text:style-name="P1"><text:span text:style-name="T1"></text:span></text:p>
      <text:p text:style-name="P1"><text:span text:style-name="T1"><text:tab/>Com as depedências resolvidas, para instalar o Git é fazer o download do tarball disponível no endereço </text:span><text:span text:style-name="T2">http://git-scm.com/download</text:span></text:p>
      <text:p text:style-name="P1"><text:span text:style-name="T1"><text:tab/>Para compilar e instalar, os procedimentos são:</text:span></text:p>
      <text:p text:style-name="P1"><text:span text:style-name="T1"/></text:p>
      <text:p text:style-name="CommandLine"><text:span text:style-name="T1">$ tar -zxf git-1.7.2.2.tar.gz</text:span></text:p>
      <text:p text:style-name="CommandLine"><text:span text:style-name="T1">$ cd git-1.7.2.2</text:span></text:p>
      <text:p text:style-name="CommandLine"><text:span text:style-name="T1">$ make prefix=/usr/local all</text:span></text:p>
      <text:p text:style-name="CommandLine"><text:span text:style-name="T1">$ sudo make prefix=/usr/local install</text:span></text:p>
      <text:p text:style-name="CommandLine"><text:span text:style-name="T1"></text:span></text:p>
      <text:p text:style-name="P1"><text:span text:style-name="T1"><text:tab/>Uma vez que o Git foi instalado, as atualizações deste software pode ser feitas através do comando:</text:span></text:p>
      <text:p text:style-name="CommandLine"><text:span text:style-name="T1">$ git clone git://git.kernel.org/pub/scm/git/git.git</text:span></text:p>
      <text:p text:style-name="P1"><text:span text:style-name="T1"></text:span></text:p>
      <text:h text:style-name="Heading_20_2" text:outline-level="2"><text:span text:style-name="T1">Instalando no Linux</text:span></text:h>
      <text:p text:style-name="P1"><text:span text:style-name="T1"></text:span></text:p>
      <text:p text:style-name="P1"><text:span text:style-name="T1"><text:tab/>Para instalar efetivamente o Git, o comando do sistema de pacotes varia de acordo com a distribuição. Se for para o Fedora, use o yum:</text:span></text:p>
      <text:p text:style-name="CommandLine"><text:span text:style-name="T1">$ yum install git-core</text:span></text:p>
      <text:p text:style-name="P1"><text:span text:style-name="T1"></text:span></text:p>
      <text:p text:style-name="P1"><text:soft-page-break/><text:span text:style-name="T1"><text:tab/>Se for para sistemas baseados no Ubuntu, use o apt-get:</text:span></text:p>
      <text:p text:style-name="CommandLine"><text:span text:style-name="T1">$ apt-get install git</text:span></text:p>
      <text:p text:style-name="P1"><text:span text:style-name="T1"></text:span></text:p>
      <text:h text:style-name="Heading_20_2" text:outline-level="2"><text:span text:style-name="T1">Instalando no windows</text:span></text:h>
      <text:p text:style-name="P1"><text:span text:style-name="T1"></text:span></text:p>
      <text:p text:style-name="P1"><text:span text:style-name="T1"><text:tab/>O projeto msysGit disponibiliza um instalador no endereço </text:span><text:span text:style-name="T2">http://msysgit.github.com/</text:span><text:span text:style-name="T1">. </text:span></text:p>
      <text:p text:style-name="P1"><text:span text:style-name="T1"><text:tab/>Depois de instalado, as duas versões estão disponíveis:</text:span></text:p>
      <text:list xml:id="list5339363709853279580" text:style-name="L1">
        <text:list-item>
          <text:p text:style-name="P2"><text:span text:style-name="T1">a linha de comandos (incluindo um cliente SSH)</text:span></text:p>
        </text:list-item>
        <text:list-item>
          <text:p text:style-name="P2"><text:span text:style-name="T1">a GUI (Interface do Usuário Gráfica) padrão.</text:span></text:p>
        </text:list-item>
      </text:list>
      <text:p text:style-name="P1"><text:span text:style-name="T1"></text:span></text:p>
      <text:h text:style-name="Heading_20_1" text:outline-level="1"><text:span text:style-name="T1">Fazer uma instalação inicial do git.</text:span></text:h>
      <text:p text:style-name="P1"><text:span text:style-name="T1"></text:span></text:p>
      <text:p text:style-name="P1"><text:span text:style-name="T1"><text:tab/>Antes de instalar o Git, foi listado através do comando </text:span><text:span text:style-name="T2">apt-cache</text:span><text:span text:style-name="T1"> quais são os pacotes são relacionados:</text:span></text:p>
      <text:p text:style-name="CommandLine"><text:span text:style-name="T1">$ apt-cache search git | grep ^git</text:span></text:p>
      <text:p text:style-name="CommandLine"><text:span text:style-name="T1">git - fast, scalable, distributed revision control system</text:span></text:p>
      <text:p text:style-name="CommandLine"><text:span text:style-name="T1">git-core - fast, scalable, distributed revision control system (obsolete)</text:span></text:p>
      <text:p text:style-name="CommandLine"><text:span text:style-name="T1">git-doc - fast, scalable, distributed revision control system (documentation)</text:span></text:p>
      <text:p text:style-name="CommandLine"><text:span text:style-name="T1">git-man - fast, scalable, distributed revision control system (manual pages)</text:span></text:p>
      <text:p text:style-name="CommandLine"><text:span text:style-name="T1">gitk - fast, scalable, distributed revision control system (revision tree visualizer)</text:span></text:p>
      <text:p text:style-name="CommandLine"><text:span text:style-name="T1">git-all - fast, scalable, distributed revision control system (all subpackages)</text:span></text:p>
      <text:p text:style-name="CommandLine"><text:span text:style-name="T1">git-annex - manage files with git, without checking their contents into git</text:span></text:p>
      <text:p text:style-name="CommandLine"><text:span text:style-name="T1">git-arch - fast, scalable, distributed revision control system (arch interoperability)</text:span></text:p>
      <text:p text:style-name="CommandLine"><text:span text:style-name="T1">git-buildpackage - Suite to help with Debian packages in Git repositories</text:span></text:p>
      <text:p text:style-name="CommandLine"><text:span text:style-name="T1">git-bzr-ng - bi-directional git to bzr bridge: never fear bzr again</text:span></text:p>
      <text:p text:style-name="CommandLine"><text:span text:style-name="T1">git-cola - highly caffeinated git GUI</text:span></text:p>
      <text:p text:style-name="CommandLine"><text:span text:style-name="T1">git-cvs - fast, scalable, distributed revision control system (cvs interoperability)</text:span></text:p>
      <text:p text:style-name="CommandLine"><text:span text:style-name="T1">git-daemon-run - fast, scalable, distributed revision control system (git-daemon service)</text:span></text:p>
      <text:p text:style-name="CommandLine"><text:span text:style-name="T1">git-daemon-sysvinit - fast, scalable, distributed revision control system (git-daemon service)</text:span></text:p>
      <text:p text:style-name="CommandLine"><text:span text:style-name="T1">git-dpm - git Debian package manager</text:span></text:p>
      <text:p text:style-name="CommandLine"><text:span text:style-name="T1">git-el - fast, scalable, distributed revision control system (emacs support)</text:span></text:p>
      <text:p text:style-name="CommandLine"><text:span text:style-name="T1">git-email - fast, scalable, distributed revision control system (email add-on)</text:span></text:p>
      <text:p text:style-name="CommandLine"><text:span text:style-name="T1">git-extras - Extra commands for git</text:span></text:p>
      <text:p text:style-name="CommandLine"><text:soft-page-break/><text:span text:style-name="T1">git-flow - Git extension to provide a high-level branching model</text:span></text:p>
      <text:p text:style-name="CommandLine"><text:span text:style-name="T1">git-ftp - Git powered FTP client written as shell script</text:span></text:p>
      <text:p text:style-name="CommandLine"><text:span text:style-name="T1">git-gui - fast, scalable, distributed revision control system (GUI)</text:span></text:p>
      <text:p text:style-name="CommandLine"><text:span text:style-name="T1">git-review - git command for submitting branches to Gerrit</text:span></text:p>
      <text:p text:style-name="CommandLine"><text:span text:style-name="T1">git-sh - a git shell</text:span></text:p>
      <text:p text:style-name="CommandLine"><text:span text:style-name="T1">git-stuff - additional Git utilities</text:span></text:p>
      <text:p text:style-name="CommandLine"><text:span text:style-name="T1">git-svn - fast, scalable, distributed revision control system (svn interoperability)</text:span></text:p>
      <text:p text:style-name="CommandLine"><text:span text:style-name="T1">git2cl - Simple tool to convert git logs to GNU ChangeLog format</text:span></text:p>
      <text:p text:style-name="CommandLine"><text:span text:style-name="T1">gitg - git repository viewer</text:span></text:p>
      <text:p text:style-name="CommandLine"><text:span text:style-name="T1">github-backup - backs up data from GitHub</text:span></text:p>
      <text:p text:style-name="CommandLine"><text:span text:style-name="T1">gitit - Wiki engine backed by a git or darcs filestore</text:span></text:p>
      <text:p text:style-name="CommandLine"><text:span text:style-name="T1">gitmagic - guide about Git version control system</text:span></text:p>
      <text:p text:style-name="CommandLine"><text:span text:style-name="T1">gitolite - SSH-based gatekeeper for git repositories</text:span></text:p>
      <text:p text:style-name="CommandLine"><text:span text:style-name="T1">gitpkg - tools for maintaining Debian packages with git</text:span></text:p>
      <text:p text:style-name="CommandLine"><text:span text:style-name="T1">gitstats - statistics generator for git repositories</text:span></text:p>
      <text:p text:style-name="CommandLine"><text:span text:style-name="T1">gitweb - fast, scalable, distributed revision control system (web interface)</text:span></text:p>
      <text:p text:style-name="P1"><text:span text:style-name="T1"></text:span></text:p>
      <text:p text:style-name="P1"><text:span text:style-name="T1"><text:tab/>De acordo com os comandos pesquisados, para instalar o git foi preciso o comando abaixo.</text:span></text:p>
      <text:p text:style-name="P1"><text:span text:style-name="T1"></text:span></text:p>
      <text:p text:style-name="CommandLine"><text:span text:style-name="T1">$ apt-get install git</text:span></text:p>
      <text:p text:style-name="CommandLine"><text:span text:style-name="T1">[sudo] password for murilo: </text:span></text:p>
      <text:p text:style-name="CommandLine"><text:span text:style-name="T1">Reading package lists... Done</text:span></text:p>
      <text:p text:style-name="CommandLine"><text:span text:style-name="T1">Building dependency tree <text:s text:c="6"/></text:span></text:p>
      <text:p text:style-name="CommandLine"><text:span text:style-name="T1">Reading state information... Done</text:span></text:p>
      <text:p text:style-name="CommandLine"><text:span text:style-name="T1">The following extra packages will be installed:</text:span></text:p>
      <text:p text:style-name="CommandLine"><text:span text:style-name="T1"><text:s text:c="2"/>git-man liberror-perl</text:span></text:p>
      <text:p text:style-name="CommandLine"><text:span text:style-name="T1">Suggested packages:</text:span></text:p>
      <text:p text:style-name="CommandLine"><text:span text:style-name="T1"><text:s text:c="2"/>git-daemon-run git-daemon-sysvinit git-doc git-el git-arch git-cvs git-svn git-email git-gui gitk gitweb</text:span></text:p>
      <text:p text:style-name="CommandLine"><text:span text:style-name="T1">The following NEW packages will be installed:</text:span></text:p>
      <text:p text:style-name="CommandLine"><text:span text:style-name="T1"><text:s text:c="2"/>git git-man liberror-perl</text:span></text:p>
      <text:p text:style-name="CommandLine"><text:span text:style-name="T1">0 upgraded, 3 newly installed, 0 to remove and 1 not upgraded.</text:span></text:p>
      <text:p text:style-name="CommandLine"><text:span text:style-name="T1">Need to get 7,416 kB of archives.</text:span></text:p>
      <text:p text:style-name="CommandLine"><text:span text:style-name="T1">After this operation, 17.2 MB of additional disk space will be used.</text:span></text:p>
      <text:p text:style-name="CommandLine"><text:span text:style-name="T1">Do you want to continue [Y/n]?</text:span></text:p>
      <text:p text:style-name="CommandLine"><text:span text:style-name="T1">Get:1 http://archive.ubuntu.com/ubuntu/ raring/main liberror-perl all 0.17-1 [23.8 kB]</text:span></text:p>
      <text:p text:style-name="CommandLine"><text:span text:style-name="T1">Get:2 http://archive.ubuntu.com/ubuntu/ raring/main git-man all 1:1.8.1.2-1 [653 kB]</text:span></text:p>
      <text:p text:style-name="CommandLine"><text:span text:style-name="T1">Get:3 http://archive.ubuntu.com/ubuntu/ raring/main git i386 1:1.8.1.2-1 [6,739 kB]</text:span></text:p>
      <text:p text:style-name="CommandLine"><text:span text:style-name="T1">Fetched 7,416 kB in 26s (277 kB/s) <text:s text:c="197"/>Selecting previously unselected package liberror-perl.</text:span></text:p>
      <text:p text:style-name="CommandLine"><text:span text:style-name="T1">(Reading database ... 239925 files and directories currently installed.)</text:span></text:p>
      <text:p text:style-name="CommandLine"><text:soft-page-break/><text:span text:style-name="T1">Unpacking liberror-perl (from .../liberror-perl_0.17-1_all.deb) ...</text:span></text:p>
      <text:p text:style-name="CommandLine"><text:span text:style-name="T1">Selecting previously unselected package git-man.</text:span></text:p>
      <text:p text:style-name="CommandLine"><text:span text:style-name="T1">Unpacking git-man (from .../git-man_1%3a1.8.1.2-1_all.deb) ...</text:span></text:p>
      <text:p text:style-name="CommandLine"><text:span text:style-name="T1">Selecting previously unselected package git.</text:span></text:p>
      <text:p text:style-name="CommandLine"><text:span text:style-name="T1">Unpacking git (from .../git_1%3a1.8.1.2-1_i386.deb) ...</text:span></text:p>
      <text:p text:style-name="CommandLine"><text:span text:style-name="T1">Processing triggers for man-db ...</text:span></text:p>
      <text:p text:style-name="CommandLine"><text:span text:style-name="T1">Setting up liberror-perl (0.17-1) ...</text:span></text:p>
      <text:p text:style-name="CommandLine"><text:span text:style-name="T1">Setting up git-man (1:1.8.1.2-1) ...</text:span></text:p>
      <text:p text:style-name="CommandLine"><text:span text:style-name="T1">Setting up git (1:1.8.1.2-1) ...</text:span></text:p>
      <text:p text:style-name="P1"><text:span text:style-name="T1"></text:span></text:p>
      <text:p text:style-name="P1"><text:span text:style-name="T1"><text:tab/>Testando se o git foi instalado, foi digitado a palavra git no bash e pressionado duas vezes a tecla "tab" obtendo como resposta:</text:span></text:p>
      <text:p text:style-name="CommandLine"><text:span text:style-name="T1">git <text:s text:c="16"/>git-receive-pack <text:s text:c="3"/>git-shell <text:s text:c="10"/>git-upload-archive <text:s/>git-upload-pack</text:span></text:p>
      <text:p text:style-name="CommandLine"><text:span text:style-name="T1"/></text:p>
      <text:p text:style-name="Standard"><text:span text:style-name="T7"><text:tab/>Tal resposta confirma que o git foi instalado com sucesso.</text:span></text:p>
      <text:p text:style-name="P1"><text:span text:style-name="T1"></text:span></text:p>
      <text:h text:style-name="Heading_20_1" text:outline-level="1"><text:span text:style-name="T1">Bilbiografia:</text:span></text:h>
      <text:p text:style-name="P1"><text:span text:style-name="T1"></text:span></text:p>
      <text:p text:style-name="P1"><text:span text:style-name="T1">[1] http://pt.wikipedia.org/wiki/Git</text:span></text:p>
      <text:p text:style-name="P1"><text:span text:style-name="T1">[2] http://git-scm.com/book/en/Getting-Started-Installing-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style:contextual-spacing="false" fo:text-indent="0in" style:auto-text-indent="false" fo:background-color="transparent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in" fo:margin-bottom="0in" style:contextual-spacing="false" fo:text-indent="0in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CommandLine" style:family="paragraph" style:parent-style-name="Contents_20_9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ourier New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ilo </meta:initial-creator>
    <meta:creation-date>2013-08-26T20:59:23</meta:creation-date>
    <dc:date>2013-08-26T21:44:48</dc:date>
    <dc:creator>Murilo </dc:creator>
    <meta:editing-duration>PT28M3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4" meta:paragraph-count="123" meta:word-count="846" meta:character-count="6375" meta:non-whitespace-character-count="5261"/>
  </office:meta>
</office:document-meta>
</file>